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90.26pt"/>
    </style:style>
    <style:style style:name="co3" style:family="table-column">
      <style:table-column-properties fo:break-before="auto" style:column-width="176.09pt"/>
    </style:style>
    <style:style style:name="co4" style:family="table-column">
      <style:table-column-properties fo:break-before="auto" style:column-width="566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oma" style:font-name-asian="AR PL SungtiL GB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Britta Velten</text:p>
          </table:table-cell>
          <table:table-cell office:value-type="string" calcext:value-type="string">
            <text:p>Multi-Omics Factor Analysis Plus: A probabilistic framework for comprehensive and scalable integration of multi-modal data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Emanuele Guidotti</text:p>
          </table:table-cell>
          <table:table-cell office:value-type="string" calcext:value-type="string">
            <text:p>COVID-19 Data Hub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Mark Hanly</text:p>
          </table:table-cell>
          <table:table-cell office:value-type="string" calcext:value-type="string">
            <text:p>COVOID: Modelling COVID-19 Transmission and Interventions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Edwin Thoen</text:p>
          </table:table-cell>
          <table:table-cell office:value-type="string" calcext:value-type="string">
            <text:p>Building Agile data products leveraging the R package structur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niel Meister</text:p>
          </table:table-cell>
          <table:table-cell office:value-type="string" calcext:value-type="string">
            <text:p>Deduplicating real estate ads using Naive Bayes record linkag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Emanuele Cordano</text:p>
          </table:table-cell>
          <table:table-cell office:value-type="string" calcext:value-type="string">
            <text:p>Hydrological Modelling and R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o Renzetti</text:p>
          </table:table-cell>
          <table:table-cell office:value-type="string" calcext:value-type="string">
            <text:p>gWQS: An R Package for Linear and Generalized Weighted Quantile Sum (WQS) Regression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Flexible Meta-Analysis of Generalized Additive Models with metagam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imone Pernice</text:p>
          </table:table-cell>
          <table:table-cell office:value-type="string" calcext:value-type="string">
            <text:p>CONNECTOR: a computational approach to study intratumor heterogeneity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Paolo Castagno</text:p>
          </table:table-cell>
          <table:table-cell office:value-type="string" calcext:value-type="string">
            <text:p>EPIMOD: A computational framework for studying epidemiological systems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eke Deschepper</text:p>
          </table:table-cell>
          <table:table-cell office:value-type="string" calcext:value-type="string">
            <text:p>How to apply R in a hospital environment on standard available hospital-wide data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Nicolò Margaritella</text:p>
          </table:table-cell>
          <table:table-cell office:value-type="string" calcext:value-type="string">
            <text:p>APFr: Average Power Function and Bayes FDR for Robust Brain Networks Construction</text:p>
          </table:table-cell>
        </table:table-row>
        <table:table-row table:style-name="ro1">
          <table:table-cell office:value-type="string" calcext:value-type="string">
            <text:p>Thematic Lounge 1</text:p>
          </table:table-cell>
          <table:table-cell table:number-columns-repeated="2"/>
          <table:table-cell office:value-type="string" calcext:value-type="string">
            <text:p>Developing Software and Careers in Life Sciences</text:p>
          </table:table-cell>
        </table:table-row>
        <table:table-row table:style-name="ro1">
          <table:table-cell office:value-type="string" calcext:value-type="string">
            <text:p>Keynote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tephanie Hicks</text:p>
          </table:table-cell>
          <table:table-cell office:value-type="string" calcext:value-type="string">
            <text:p>Using R and data science to improve human health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Leen JOOKEN</text:p>
          </table:table-cell>
          <table:table-cell office:value-type="string" calcext:value-type="string">
            <text:p>Using process mining principles to extract a collaboration graph from a version control system log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lex Gold</text:p>
          </table:table-cell>
          <table:table-cell office:value-type="string" calcext:value-type="string">
            <text:p>Design Patterns For Big Shiny Apps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yomide Shodipo</text:p>
          </table:table-cell>
          <table:table-cell office:value-type="string" calcext:value-type="string">
            <text:p>Fake News: AI on the battle ground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Henrik Bengtsson</text:p>
          </table:table-cell>
          <table:table-cell office:value-type="string" calcext:value-type="string">
            <text:p>progressr: An Inclusive, Unifying API for Progress Update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oritz Hess</text:p>
          </table:table-cell>
          <table:table-cell office:value-type="string" calcext:value-type="string">
            <text:p>Interpretable and accessible Deep Learning for omics data with R and friend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ederico Marini</text:p>
          </table:table-cell>
          <table:table-cell office:value-type="string" calcext:value-type="string">
            <text:p>GeneTonic: enjoy RNA-seq data analysis, responsibly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ttia Chiesa</text:p>
          </table:table-cell>
          <table:table-cell office:value-type="string" calcext:value-type="string">
            <text:p>DaMiRseq 2.0: from high dimensional data to cost-effective reliable prediction model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rancesca Giorgolo</text:p>
          </table:table-cell>
          <table:table-cell office:value-type="string" calcext:value-type="string">
            <text:p>A simple and flexible inactivity/sleep detection R package</text:p>
          </table:table-cell>
        </table:table-row>
        <table:table-row table:style-name="ro1">
          <table:table-cell office:value-type="string" calcext:value-type="string">
            <text:p>Keynote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Jared Lander</text:p>
          </table:table-cell>
          <table:table-cell office:value-type="string" calcext:value-type="string">
            <text:p>Applying R at Wor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Joseph Rickert</text:p>
          </table:table-cell>
          <table:table-cell office:value-type="string" calcext:value-type="string">
            <text:p>The R Consortium 2020: adapting to rapid change and global crisis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Regina Siegers</text:p>
          </table:table-cell>
          <table:table-cell office:value-type="string" calcext:value-type="string">
            <text:p>CorrelAidX - Building R-focused Communities for Social Good on the Local Level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Christoph Sax</text:p>
          </table:table-cell>
          <table:table-cell office:value-type="string" calcext:value-type="string">
            <text:p>From consulting to open-source and bac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Dmytro Perepolkin</text:p>
          </table:table-cell>
          <table:table-cell office:value-type="string" calcext:value-type="string">
            <text:p>{polite}: web etiquette for R users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Layik Hama</text:p>
          </table:table-cell>
          <table:table-cell office:value-type="string" calcext:value-type="string">
            <text:p>Powering Turing e-Atlas with R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ssimiliano Silano</text:p>
          </table:table-cell>
          <table:table-cell office:value-type="string" calcext:value-type="string">
            <text:p>Dplyr snowflake integration for cloud based massive and fast data manipulation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Sarah Gibson</text:p>
          </table:table-cell>
          <table:table-cell office:value-type="string" calcext:value-type="string">
            <text:p>Supporting R in the Binder Community</text:p>
          </table:table-cell>
        </table:table-row>
        <table:table-row table:style-name="ro1">
          <table:table-cell office:value-type="string" calcext:value-type="string">
            <text:p>Keynote 3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Francesco Bartolucci</text:p>
          </table:table-cell>
          <table:table-cell office:value-type="string" calcext:value-type="string">
            <text:p>Latent Markov models for longitudinal data in R by LMest package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atjana Kecojevic</text:p>
          </table:table-cell>
          <table:table-cell office:value-type="string" calcext:value-type="string">
            <text:p>Transparent Journalism Through the Power of R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Mustapha Larbaoui</text:p>
          </table:table-cell>
          <table:table-cell office:value-type="string" calcext:value-type="string">
            <text:p>Elevating shiny module with {tidymodules}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Renate Delucchi Danhier</text:p>
          </table:table-cell>
          <table:table-cell office:value-type="string" calcext:value-type="string">
            <text:p>Interactive visualization of complex texts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obias Verbeke</text:p>
          </table:table-cell>
          <table:table-cell office:value-type="string" calcext:value-type="string">
            <text:p>What’s New in ShinyProxy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Luís G. Silva</text:p>
          </table:table-cell>
          <table:table-cell office:value-type="string" calcext:value-type="string">
            <text:p>Voronoi Linkage for Spatially Misaligned Data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ndrea Sottosanti</text:p>
          </table:table-cell>
          <table:table-cell office:value-type="string" calcext:value-type="string">
            <text:p>Astronomical source detection and background separation: a Bayesian nonparametric approach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postolos Chalkis</text:p>
          </table:table-cell>
          <table:table-cell office:value-type="string" calcext:value-type="string">
            <text:p>High dimensional sampling and volume computation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Riccardo Corradin</text:p>
          </table:table-cell>
          <table:table-cell office:value-type="string" calcext:value-type="string">
            <text:p>BNPmix: an new package to estimate Bayesian nonparametric mixtures</text:p>
          </table:table-cell>
        </table:table-row>
        <table:table-row table:style-name="ro1">
          <table:table-cell office:value-type="string" calcext:value-type="string">
            <text:p>Thematic Lounge 2</text:p>
          </table:table-cell>
          <table:table-cell table:number-columns-repeated="2"/>
          <table:table-cell office:value-type="string" calcext:value-type="string">
            <text:p>Building Community &amp; Diversity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Ioannis Kosmidis</text:p>
          </table:table-cell>
          <table:table-cell office:value-type="string" calcext:value-type="string">
            <text:p>brquasi: Improved quasi-likelihood estimation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Szilard Pafka</text:p>
          </table:table-cell>
          <table:table-cell office:value-type="string" calcext:value-type="string">
            <text:p>Better than Deep Learning: Gradient Boosting Machines (GBM) – with 2020 updates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DataViz (Shiny)</text:p>
          </table:table-cell>
          <table:table-cell office:value-type="string" calcext:value-type="string">
            <text:p>Colin Fay</text:p>
          </table:table-cell>
          <table:table-cell office:value-type="string" calcext:value-type="string">
            <text:p>Testing Shiny: What, why, and how.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obin Lovelace</text:p>
          </table:table-cell>
          <table:table-cell office:value-type="string" calcext:value-type="string">
            <text:p>From writing code to infoRming policy: a case study of reproducible research in transport planni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Mintu Nath</text:p>
          </table:table-cell>
          <table:table-cell office:value-type="string" calcext:value-type="string">
            <text:p>A demonstration of ABACUS: Apps Based Activities for Communicating and Understanding Statistics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Emanuele Fabbiani</text:p>
          </table:table-cell>
          <table:table-cell office:value-type="string" calcext:value-type="string">
            <text:p>tsviz: a data-scientist-friendly addin for RStudio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drea Melloncelli</text:p>
          </table:table-cell>
          <table:table-cell office:value-type="string" calcext:value-type="string">
            <text:p>Media Shiny: Marketing Mix Models Builder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Ottavia M. Epifania</text:p>
          </table:table-cell>
          <table:table-cell office:value-type="string" calcext:value-type="string">
            <text:p>Scoring the Implicit Association Test has never been easier: DscoreApp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Riccardo Porreca</text:p>
          </table:table-cell>
          <table:table-cell office:value-type="string" calcext:value-type="string">
            <text:p>rTRhexNG: Hexagon sticker app for rTR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toine Logean</text:p>
          </table:table-cell>
          <table:table-cell office:value-type="string" calcext:value-type="string">
            <text:p>How green is your portfolio ? Tracking C02 footprint in the insurance sector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gostino Torti</text:p>
          </table:table-cell>
          <table:table-cell office:value-type="string" calcext:value-type="string">
            <text:p>Visualising and Modelling Bike Sharing Mobility usage in the city of Mil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ngel Udias</text:p>
          </table:table-cell>
          <table:table-cell office:value-type="string" calcext:value-type="string">
            <text:p>ESPRES: A shiny web tool to support River Basin Management planning in European Watershed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Josue Aduna</text:p>
          </table:table-cell>
          <table:table-cell office:value-type="string" calcext:value-type="string">
            <text:p>Mobility sc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orenzo Busetto</text:p>
          </table:table-cell>
          <table:table-cell office:value-type="string" calcext:value-type="string">
            <text:p>Developing Shiny applications to facilitate precision agriculture workflow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uigi Ranghetti</text:p>
          </table:table-cell>
          <table:table-cell office:value-type="string" calcext:value-type="string">
            <text:p>“GUInterp”: a Shiny GUI to support spatial interpolation</text:p>
          </table:table-cell>
        </table:table-row>
        <table:table-row table:style-name="ro1">
          <table:table-cell office:value-type="string" calcext:value-type="string">
            <text:p>Keynote 4</text:p>
          </table:table-cell>
          <table:table-cell office:value-type="string" calcext:value-type="string">
            <text:p>DataViz</text:p>
          </table:table-cell>
          <table:table-cell office:value-type="string" calcext:value-type="string">
            <text:p>Sharon Machlis</text:p>
          </table:table-cell>
          <table:table-cell office:value-type="string" calcext:value-type="string">
            <text:p>What I Learned as an R Journalist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Steffen Moritz</text:p>
          </table:table-cell>
          <table:table-cell office:value-type="string" calcext:value-type="string">
            <text:p>Time Series Missing Data Visualizations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Thierry Onkelinx</text:p>
          </table:table-cell>
          <table:table-cell office:value-type="string" calcext:value-type="string">
            <text:p>effectclass: an R package to interpret effects and visualise uncertainty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Gabriele Galatolo</text:p>
          </table:table-cell>
          <table:table-cell office:value-type="string" calcext:value-type="string">
            <text:p>Supporting Twitter analytics application with graph-databases and the aRangodb packag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Kirill Muller</text:p>
          </table:table-cell>
          <table:table-cell office:value-type="string" calcext:value-type="string">
            <text:p>dm: working with relational data models in R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Matilde Grecchi</text:p>
          </table:table-cell>
          <table:table-cell office:value-type="string" calcext:value-type="string">
            <text:p>An innovative way to support your sales forc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Nicholas Jhirad</text:p>
          </table:table-cell>
          <table:table-cell office:value-type="string" calcext:value-type="string">
            <text:p>Keeping on top of R in Real-Time, High-Stakes trading system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Andrea Cappozzo</text:p>
          </table:table-cell>
          <table:table-cell office:value-type="string" calcext:value-type="string">
            <text:p>An enriched disease risk assessment model based on historical blood donors record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A principal component analysis based method to detect biomarker captation from vibrational spectr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rko Signorelli</text:p>
          </table:table-cell>
          <table:table-cell office:value-type="string" calcext:value-type="string">
            <text:p>ptmixed: an R package for flexible modelling of longitudinal overdispersed count dat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Differential Enriched Scan 2 (DEScan2): an R pipeline for epigenomic analysi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Ger Inberg</text:p>
          </table:table-cell>
          <table:table-cell office:value-type="string" calcext:value-type="string">
            <text:p>Reproducible Data Visualization with CanvasXpres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Liam Brierley</text:p>
          </table:table-cell>
          <table:table-cell office:value-type="string" calcext:value-type="string">
            <text:p>Using open-access data to derive genome composition of emerging viruse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Florian Privé</text:p>
          </table:table-cell>
          <table:table-cell office:value-type="string" calcext:value-type="string">
            <text:p>Ultra fast penalized regressions with R package {bigstatsr}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rystian Igras</text:p>
          </table:table-cell>
          <table:table-cell office:value-type="string" calcext:value-type="string">
            <text:p>Explaining black-box models with xspliner to make deliberate business decision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ustafa Cavus</text:p>
          </table:table-cell>
          <table:table-cell office:value-type="string" calcext:value-type="string">
            <text:p>One-way non-normal ANOVA in reliability analysis using with doex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Analyzing Preference Data with the BayesMallows Package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 Lenz</text:p>
          </table:table-cell>
          <table:table-cell office:value-type="string" calcext:value-type="string">
            <text:p>Flexible deep learning via the JuliaConnecto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rry Boessenkool</text:p>
          </table:table-cell>
          <table:table-cell office:value-type="string" calcext:value-type="string">
            <text:p>rdwd: R interface to German Weather Service data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hristoph Sax </text:p>
          </table:table-cell>
          <table:table-cell office:value-type="string" calcext:value-type="string">
            <text:p><text:s/>tv: Show Data Frames in the Browse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laus Ekstrom</text:p>
          </table:table-cell>
          <table:table-cell office:value-type="string" calcext:value-type="string">
            <text:p>Predicting the Euro 2020 results using tournament rank probabilities scores from the socceR package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dranil Ghosh</text:p>
          </table:table-cell>
          <table:table-cell office:value-type="string" calcext:value-type="string">
            <text:p>Design your own quantum simulator with 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Keshav Bhatt</text:p>
          </table:table-cell>
          <table:table-cell office:value-type="string" calcext:value-type="string">
            <text:p>What are the potato eaters eating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iels Martin</text:p>
          </table:table-cell>
          <table:table-cell office:value-type="string" calcext:value-type="string">
            <text:p>Towards more structured data quality assessment in the process mining field: the DaQAPO package</text:p>
          </table:table-cell>
        </table:table-row>
        <table:table-row table:style-name="ro1">
          <table:table-cell office:value-type="string" calcext:value-type="string">
            <text:p>Keynote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Tomas Kalibera</text:p>
          </table:table-cell>
          <table:table-cell office:value-type="string" calcext:value-type="string">
            <text:p>The Invisible Work on R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rcin Dubel</text:p>
          </table:table-cell>
          <table:table-cell office:value-type="string" calcext:value-type="string">
            <text:p>Be proud of your code! Tools and patterns for making production-ready, clean R code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tthias Bannert</text:p>
          </table:table-cell>
          <table:table-cell office:value-type="string" calcext:value-type="string">
            <text:p>R alongside Airflow, Docker and Gitlab CI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é Rivenæs &amp; Markus Mortensen</text:p>
          </table:table-cell>
          <table:table-cell office:value-type="string" calcext:value-type="string">
            <text:p>Using XGBoost, Plumber and Docker in production to power a new banking product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ie De Vries</text:p>
          </table:table-cell>
          <table:table-cell office:value-type="string" calcext:value-type="string">
            <text:p>Creating drag-and-drop shiny applications using sortable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ędrzej Świeżewski</text:p>
          </table:table-cell>
          <table:table-cell office:value-type="string" calcext:value-type="string">
            <text:p>FastAI in R: preserving wildlife with computer vision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uca Torriani &amp; Ilaria Sartori</text:p>
          </table:table-cell>
          <table:table-cell office:value-type="string" calcext:value-type="string">
            <text:p>Manifoldgstat: an R package for spatial statistics of manifold data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akob Dambon</text:p>
          </table:table-cell>
          <table:table-cell office:value-type="string" calcext:value-type="string">
            <text:p>varycoef: Modeling Spatially Varying Coefficients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ikkel Meyer Andersen</text:p>
          </table:table-cell>
          <table:table-cell office:value-type="string" calcext:value-type="string">
            <text:p>Computer Algebra Systems in R</text:p>
          </table:table-cell>
        </table:table-row>
        <table:table-row table:style-name="ro1">
          <table:table-cell office:value-type="string" calcext:value-type="string">
            <text:p>Thematic Lounge 3</text:p>
          </table:table-cell>
          <table:table-cell table:number-columns-repeated="2"/>
          <table:table-cell office:value-type="string" calcext:value-type="string">
            <text:p>Data science: freelancing and busines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Dean Attali</text:p>
          </table:table-cell>
          <table:table-cell office:value-type="string" calcext:value-type="string">
            <text:p>CRANalerts: A Shinyapp-as-a-Service for Impatient R User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Colin Gillespie</text:p>
          </table:table-cell>
          <table:table-cell office:value-type="string" calcext:value-type="string">
            <text:p>And you thought CRAN was harsh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Maëlle Salmon</text:p>
          </table:table-cell>
          <table:table-cell office:value-type="string" calcext:value-type="string">
            <text:p>How to improve your R package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Romain Francois</text:p>
          </table:table-cell>
          <table:table-cell office:value-type="string" calcext:value-type="string">
            <text:p>dplyr 1.0.0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lessio Crippa</text:p>
          </table:table-cell>
          <table:table-cell office:value-type="string" calcext:value-type="string">
            <text:p>A flexible dashboard for monitoring platform trial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ngela Andreella</text:p>
          </table:table-cell>
          <table:table-cell office:value-type="string" calcext:value-type="string">
            <text:p>PRDA package: Enhancing Statistical Inference via Prospective and Retrospective Design Analysi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EasyReporting: a Bioconductor package for Reproducible Research implementation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Federico Agostinis</text:p>
          </table:table-cell>
          <table:table-cell office:value-type="string" calcext:value-type="string">
            <text:p>NewWave: a scalable R package for the dimensionality reduction of single-cell RNA-seq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Patricia Ryser-Welch</text:p>
          </table:table-cell>
          <table:table-cell office:value-type="string" calcext:value-type="string">
            <text:p>Integrating professional software engineering practices in medical research software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Tobias Schieferdecker</text:p>
          </table:table-cell>
          <table:table-cell office:value-type="string" calcext:value-type="string">
            <text:p>Dealing with changing administrative boundaries: The case of Swiss municipalitie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Binod Jung Bogati</text:p>
          </table:table-cell>
          <table:table-cell office:value-type="string" calcext:value-type="string">
            <text:p>Automate flexdashboard with GitHub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Gabriel Okasa</text:p>
          </table:table-cell>
          <table:table-cell office:value-type="string" calcext:value-type="string">
            <text:p>orf: Ordered Random Fores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Power Supply health status monitoring dashboard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ga Dunajeva</text:p>
          </table:table-cell>
          <table:table-cell office:value-type="string" calcext:value-type="string">
            <text:p>First-year ICT students dropout predicting with R model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alekan Joseph Akintande</text:p>
          </table:table-cell>
          <table:table-cell office:value-type="string" calcext:value-type="string">
            <text:p>Benchmark Percentage Disjoint Data Splitting in Cross Validation for Assessing the Skill of Machine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Hervé Dakpo</text:p>
          </table:table-cell>
          <table:table-cell office:value-type="string" calcext:value-type="string">
            <text:p>badDEA: An R package for measuring firms’ efficiency adjusted by undesirable outpu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Aurélien Severino</text:p>
          </table:table-cell>
          <table:table-cell office:value-type="string" calcext:value-type="string">
            <text:p>CorpFinder- a new application to identify Large Corporate Risks</text:p>
          </table:table-cell>
        </table:table-row>
        <table:table-row table:style-name="ro1">
          <table:table-cell office:value-type="string" calcext:value-type="string">
            <text:p>Keynote 6 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Kelly O'Briant</text:p>
          </table:table-cell>
          <table:table-cell office:value-type="string" calcext:value-type="string">
            <text:p>Reflections on two years of solutions engineering at Rstudio</text:p>
          </table:table-cell>
        </table:table-row>
        <table:table-row table:style-name="ro2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Andrea Melloncelli</text:p>
          </table:table-cell>
          <table:table-cell office:value-type="string" calcext:value-type="string">
            <text:p><text:span text:style-name="T2">Is R ready for Production? </text:span>Let’s develop a Professional Shiny Application! 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Lubomír Štěpánek, Jiří Novák</text:p>
          </table:table-cell>
          <table:table-cell office:value-type="string" calcext:value-type="string">
            <text:p>Image processing and computer vision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 table:number-columns-repeated="2"/>
          <table:table-cell office:value-type="string" calcext:value-type="string">
            <text:p>Explanation and exploration of ML models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atricia Ryser-Welch, Paul Burton, Demetris Avraam, Stuart Wheater, Olly Butters, Becca Wilson, Alex Westerberg, Leire Abarrategui-Martine</text:p>
          </table:table-cell>
          <table:table-cell office:value-type="string" calcext:value-type="string">
            <text:p>Non-disclosive federated analysis in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Cristina Muschitiello, Niccolò Stamboglis</text:p>
          </table:table-cell>
          <table:table-cell office:value-type="string" calcext:value-type="string">
            <text:p>A unified approach for writing automatic reports: parameterization and generalization of R-Markdown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Tatjana Kecojevic, Katarina Kosmina, Tijana Blagojev</text:p>
          </table:table-cell>
          <table:table-cell office:value-type="string" calcext:value-type="string">
            <text:p>Build a website with blogdown in R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Christine Choirat, The Renku Development Team</text:p>
          </table:table-cell>
          <table:table-cell office:value-type="string" calcext:value-type="string">
            <text:p>Reproducible workflows with the RENKU platform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Jean-Philippe Coene</text:p>
          </table:table-cell>
          <table:table-cell office:value-type="string" calcext:value-type="string">
            <text:p>How to build htmlwidge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Goran Milovanović</text:p>
          </table:table-cell>
          <table:table-cell office:value-type="string" calcext:value-type="string">
            <text:p>Semantic Web in R for Data Scientis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David Granjon, Mustapha Larbaoui, Flavio Lombardo, Douglas Robinson</text:p>
          </table:table-cell>
          <table:table-cell office:value-type="string" calcext:value-type="string">
            <text:p>Advanced User Interfaces for Shiny Developers</text:p>
          </table:table-cell>
        </table:table-row>
        <table:table-row table:style-name="ro2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Riccardo Porreca</text:p>
          </table:table-cell>
          <table:table-cell office:value-type="string" calcext:value-type="string">
            <text:p><text:span text:style-name="T1">Bring your R Application Safely to Production. </text:span><text:span text:style-name="T3">Collaborate, Deploy, Automate</text:span></text:p>
          </table:table-cell>
        </table:table-row>
      </table:table>
      <table:named-expressions/>
      <table:database-ranges>
        <table:database-range table:name="__Anonymous_Sheet_DB__0" table:target-range-address="program.A1:program.D10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22:44:34.110024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1" style:display-name="PageStyle_Da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2" style:display-name="PageStyle_Da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3" style:display-name="PageStyle_Da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ir_20_and_20_staff" style:display-name="PageStyle_Chair and sta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5T23:43:19.994369172</dc:date>
    <meta:editing-duration>PT3H16M32S</meta:editing-duration>
    <meta:editing-cycles>27</meta:editing-cycles>
    <meta:document-statistic meta:table-count="1" meta:cell-count="458" meta:object-count="0"/>
  </office:meta>
</office:document-meta>
</file>